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1.528cm" fo:min-width="5.666cm"/>
    </style:style>
    <style:style style:name="gr2" style:family="graphic" style:parent-style-name="standard">
      <style:graphic-properties draw:marker-end="Arrow" draw:fill-color="#579d1c" draw:textarea-horizontal-align="justify" draw:textarea-vertical-align="middle" draw:auto-grow-height="false" fo:min-height="1.175cm" fo:min-width="2.676cm"/>
    </style:style>
    <style:style style:name="gr3" style:family="graphic" style:parent-style-name="standard">
      <style:graphic-properties draw:marker-end="Arrow" draw:fill-color="#cc9966" draw:textarea-horizontal-align="justify" draw:textarea-vertical-align="middle" draw:auto-grow-height="false" fo:min-height="2.535cm" fo:min-width="2.194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1.469cm" fo:min-width="5.664cm"/>
    </style:style>
    <style:style style:name="gr5" style:family="graphic" style:parent-style-name="standard">
      <style:graphic-properties draw:marker-end="Arrow" draw:fill-color="#cc9966" draw:textarea-horizontal-align="justify" draw:textarea-vertical-align="middle" draw:auto-grow-height="false" fo:min-height="3.702cm" fo:min-width="3.452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.828cm" fo:min-width="6.16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end="Arrow" draw:fill-color="#993366" draw:textarea-horizontal-align="justify" draw:textarea-vertical-align="middle" draw:auto-grow-height="false" fo:min-height="1.02cm" fo:min-width="0.771cm"/>
    </style:style>
    <style:style style:name="gr9" style:family="graphic" style:parent-style-name="standard">
      <style:graphic-properties draw:textarea-horizontal-align="justify" draw:textarea-vertical-align="middle" draw:auto-grow-height="false" fo:min-height="2.509cm" fo:min-width="3.484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554cm" fo:min-width="0.77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3366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6.166cm" svg:height="1.778cm" svg:x="1.508cm" svg:y="1.508cm">
          <text:p text:style-name="P1">Log.log()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175cm" svg:height="1.778cm" svg:x="11.16cm" svg:y="1.508cm">
          <text:p text:style-name="P1">LogItem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6" draw:id="id6" draw:layer="layout" svg:width="3.81cm" svg:height="3.937cm" svg:x="2.905cm" svg:y="4.556cm">
          <text:p text:style-name="P1">Logg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6.35cm" svg:height="1.905cm" svg:x="1.635cm" svg:y="23.606cm">
          <text:p text:style-name="P1">ConsoleLog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5.588cm" svg:height="5.588cm" svg:x="12.176cm" svg:y="17.51cm">
          <text:p text:style-name="P1">File</text:p>
          <text:p text:style-name="P1">Log</text:p>
          <text:p text:style-name="P1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7.112cm" svg:height="1.524cm" svg:x="11.414cm" svg:y="24.749cm">
          <text:p text:style-name="P1">SubSystem.lo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2" draw:id="id2" draw:layer="layout" svg:width="7.112cm" svg:height="1.524cm" svg:x="11.414cm" svg:y="14.462cm">
          <text:p text:style-name="P1">Application.lo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4" draw:layer="layout" svg:x1="14.97cm" svg:y1="17.51cm" svg:x2="14.97cm" svg:y2="15.986cm" draw:start-shape="id1" draw:start-glue-point="4" draw:end-shape="id2" draw:end-glue-point="2" svg:d="M14970 17510v-1524" svg:viewBox="0 0 1 1525">
          <text:p/>
        </draw:connector>
        <draw:connector draw:style-name="gr7" draw:text-style-name="P4" draw:layer="layout" svg:x1="14.97cm" svg:y1="23.098cm" svg:x2="14.97cm" svg:y2="24.749cm" draw:start-shape="id1" draw:start-glue-point="8" draw:end-shape="id3" draw:end-glue-point="0" svg:d="M14970 23098v1651" svg:viewBox="0 0 1 1652">
          <text:p/>
        </draw:connector>
        <draw:custom-shape draw:style-name="gr8" draw:text-style-name="P5" draw:layer="layout" svg:width="1.27cm" svg:height="2.032cm" svg:x="17.256cm" svg:y="14.2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5" draw:layer="layout" svg:width="1.27cm" svg:height="2.032cm" svg:x="17.256cm" svg:y="24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xml:id="id5" draw:id="id5" draw:layer="layout" svg:width="4.953cm" svg:height="3.429cm" svg:x="10.271cm" svg:y="4.81cm">
          <text:p text:style-name="P1">ArraySwap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xml:id="id4" draw:id="id4" draw:layer="layout" svg:width="3.556cm" svg:height="3.556cm" svg:x="3.032cm" svg:y="10.017cm">
          <text:p text:style-name="P1">Have it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588cm" svg:y1="11.795cm" svg:x2="12.747cm" svg:y2="8.239cm" draw:start-shape="id4" draw:start-glue-point="7" draw:end-shape="id5" draw:end-glue-point="2" svg:d="M6588 11795h6159v-3556" svg:viewBox="0 0 6160 3557">
          <text:p/>
        </draw:connector>
        <draw:connector draw:style-name="gr7" draw:text-style-name="P4" draw:layer="layout" svg:x1="10.271cm" svg:y1="6.524cm" svg:x2="6.715cm" svg:y2="6.525cm" draw:start-shape="id5" draw:start-glue-point="3" draw:end-shape="id6" draw:end-glue-point="10" svg:d="M10271 6524h-1778v1h-1778" svg:viewBox="0 0 3557 2">
          <text:p/>
        </draw:connector>
        <draw:connector draw:style-name="gr7" draw:text-style-name="P4" draw:layer="layout" svg:x1="4.81cm" svg:y1="8.493cm" svg:x2="4.81cm" svg:y2="10.017cm" draw:start-shape="id6" draw:start-glue-point="8" draw:end-shape="id4" draw:end-glue-point="4" svg:d="M4810 8493v1524" svg:viewBox="0 0 1 1525">
          <text:p/>
        </draw:connector>
        <draw:connector draw:style-name="gr7" draw:text-style-name="P4" draw:layer="layout" svg:x1="7.674cm" svg:y1="2.397cm" svg:x2="11.16cm" svg:y2="2.397cm" draw:start-shape="id7" draw:start-glue-point="1" draw:end-shape="id8" draw:end-glue-point="5" svg:d="M7674 2397h3486" svg:viewBox="0 0 3487 1">
          <text:p/>
        </draw:connector>
        <draw:connector draw:style-name="gr7" draw:text-style-name="P4" draw:layer="layout" svg:x1="12.748cm" svg:y1="3.286cm" svg:x2="12.747cm" svg:y2="4.81cm" draw:start-shape="id8" draw:start-glue-point="6" draw:end-shape="id5" draw:end-glue-point="0" svg:d="M12748 3286v762h-1v762" svg:viewBox="0 0 2 1525">
          <text:p/>
        </draw:connector>
        <draw:frame draw:style-name="gr11" draw:text-style-name="P6" draw:layer="layout" svg:width="1.205cm" svg:height="0.962cm" svg:x="6.588cm" svg:y="11.033cm">
          <draw:text-box>
            <text:p>no</text:p>
          </draw:text-box>
        </draw:frame>
        <draw:frame draw:style-name="gr11" draw:text-style-name="P6" draw:layer="layout" svg:width="2.403cm" svg:height="0.962cm" svg:x="12.694cm" svg:y="8.366cm">
          <draw:text-box>
            <text:p>swap()</text:p>
          </draw:text-box>
        </draw:frame>
        <draw:frame draw:style-name="gr12" draw:text-style-name="P6" draw:layer="layout" svg:width="2.018cm" svg:height="0.962cm" svg:x="12.698cm" svg:y="3.975cm">
          <draw:text-box>
            <text:p>put()</text:p>
          </draw:text-box>
        </draw:frame>
        <draw:frame draw:style-name="gr11" draw:text-style-name="P6" draw:layer="layout" svg:width="1.907cm" svg:height="0.962cm" svg:x="8.569cm" svg:y="5.699cm">
          <draw:text-box>
            <text:p>poll()</text:p>
          </draw:text-box>
        </draw:frame>
        <draw:custom-shape draw:style-name="gr13" draw:text-style-name="P1" xml:id="id9" draw:id="id9" draw:layer="layout" svg:width="2.54cm" svg:height="2.413cm" svg:x="3.54cm" svg:y="17.129cm">
          <text:p text:style-name="P1">For every listener,</text:p>
          <text:p text:style-name="P1">consume()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svg:x1="4.81cm" svg:y1="13.573cm" svg:x2="4.81cm" svg:y2="17.129cm" draw:start-shape="id4" draw:start-glue-point="6" draw:end-shape="id9" draw:end-glue-point="4" svg:d="M4810 13573v3556" svg:viewBox="0 0 1 3557">
          <text:p/>
        </draw:connector>
        <draw:connector draw:style-name="gr7" draw:text-style-name="P4" xml:id="id10" draw:id="id10" draw:layer="layout" svg:x1="4.81cm" svg:y1="19.542cm" svg:x2="12.176cm" svg:y2="20.304cm" draw:start-shape="id9" draw:start-glue-point="7" draw:end-shape="id1" draw:end-glue-point="6" svg:d="M4810 19542v762h7366" svg:viewBox="0 0 7367 763">
          <text:p/>
        </draw:connector>
        <draw:connector draw:style-name="gr7" draw:text-style-name="P4" draw:layer="layout" svg:x1="4.81cm" svg:y1="20.304cm" svg:x2="4.81cm" svg:y2="23.606cm" draw:start-shape="id10" draw:start-glue-point="0" draw:end-shape="id11" draw:end-glue-point="0" svg:d="M4810 20304v3302" svg:viewBox="0 0 1 3303">
          <text:p/>
        </draw:connector>
        <draw:frame draw:style-name="gr11" draw:text-style-name="P6" draw:layer="layout" svg:width="1.488cm" svg:height="0.962cm" svg:x="4.719cm" svg:y="13.5cm">
          <draw:text-box>
            <text:p>yes</text:p>
          </draw:text-box>
        </draw:frame>
        <draw:frame draw:style-name="gr14" draw:text-style-name="P6" draw:layer="layout" svg:width="3.81cm" svg:height="1.673cm" svg:x="7.477cm" svg:y="1.508cm">
          <draw:text-box>
            <text:p>Create i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18:02.308388892</meta:creation-date>
    <dc:date>2015-12-01T13:35:15.755448929</dc:date>
    <meta:editing-duration>PT20M28S</meta:editing-duration>
    <meta:editing-cycles>2</meta:editing-cycles>
    <meta:generator>LibreOffice/4.4.6.3$Linux_X86_64 LibreOffice_project/40m0$Build-3</meta:generator>
    <meta:document-statistic meta:object-count="28"/>
  </office:meta>
</office:document-meta>
</file>